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312.66pt"/>
    </style:style>
    <style:style style:name="co3" style:family="table-column">
      <style:table-column-properties fo:break-before="auto" style:column-width="311.3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56.46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278.1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281.9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72.1pt"/>
    </style:style>
    <style:style style:name="co12" style:family="table-column">
      <style:table-column-properties fo:break-before="auto" style:column-width="13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1.64pt" fo:break-before="auto" style:use-optimal-row-height="true"/>
    </style:style>
    <style:style style:name="ro3" style:family="table-row">
      <style:table-row-properties style:row-height="47.4pt" fo:break-before="auto" style:use-optimal-row-height="true"/>
    </style:style>
    <style:style style:name="ro4" style:family="table-row">
      <style:table-row-properties style:row-height="218.61pt" fo:break-before="auto" style:use-optimal-row-height="true"/>
    </style:style>
    <style:style style:name="ro5" style:family="table-row">
      <style:table-row-properties style:row-height="115.85pt" fo:break-before="auto" style:use-optimal-row-height="true"/>
    </style:style>
    <style:style style:name="ro6" style:family="table-row">
      <style:table-row-properties style:row-height="93.06pt" fo:break-before="auto" style:use-optimal-row-height="true"/>
    </style:style>
    <style:style style:name="ro7" style:family="table-row">
      <style:table-row-properties style:row-height="35.94pt" fo:break-before="auto" style:use-optimal-row-height="true"/>
    </style:style>
    <style:style style:name="ro8" style:family="table-row">
      <style:table-row-properties style:row-height="58.79pt" fo:break-before="auto" style:use-optimal-row-height="true"/>
    </style:style>
    <style:style style:name="ro9" style:family="table-row">
      <style:table-row-properties style:row-height="70.21pt" fo:break-before="auto" style:use-optimal-row-height="true"/>
    </style:style>
    <style:style style:name="ro10" style:family="table-row">
      <style:table-row-properties style:row-height="332.7pt" fo:break-before="auto" style:use-optimal-row-height="true"/>
    </style:style>
    <style:style style:name="ro11" style:family="table-row">
      <style:table-row-properties style:row-height="104.46pt" fo:break-before="auto" style:use-optimal-row-height="true"/>
    </style:style>
    <style:style style:name="ro12" style:family="table-row">
      <style:table-row-properties style:row-height="138.7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88.41pt" fo:break-before="auto" style:use-optimal-row-height="true"/>
    </style:style>
    <style:style style:name="ro15" style:family="table-row">
      <style:table-row-properties style:row-height="50.51pt" fo:break-before="auto" style:use-optimal-row-height="true"/>
    </style:style>
    <style:style style:name="ro16" style:family="table-row">
      <style:table-row-properties style:row-height="239.95pt" fo:break-before="auto" style:use-optimal-row-height="true"/>
    </style:style>
    <style:style style:name="ro17" style:family="table-row">
      <style:table-row-properties style:row-height="113.41pt" fo:break-before="auto" style:use-optimal-row-height="true"/>
    </style:style>
    <style:style style:name="ro18" style:family="table-row">
      <style:table-row-properties style:row-height="126.26pt" fo:break-before="auto" style:use-optimal-row-height="true"/>
    </style:style>
    <style:style style:name="ro19" style:family="table-row">
      <style:table-row-properties style:row-height="90.99pt" fo:break-before="auto" style:use-optimal-row-height="true"/>
    </style:style>
    <style:style style:name="ro20" style:family="table-row">
      <style:table-row-properties style:row-height="101pt" fo:break-before="auto" style:use-optimal-row-height="true"/>
    </style:style>
    <style:style style:name="ro21" style:family="table-row">
      <style:table-row-properties style:row-height="37.84pt" fo:break-before="auto" style:use-optimal-row-height="true"/>
    </style:style>
    <style:style style:name="ro22" style:family="table-row">
      <style:table-row-properties style:row-height="63.1pt" fo:break-before="auto" style:use-optimal-row-height="true"/>
    </style:style>
    <style:style style:name="ro23" style:family="table-row">
      <style:table-row-properties style:row-height="75.74pt" fo:break-before="auto" style:use-optimal-row-height="true"/>
    </style:style>
    <style:style style:name="ro24" style:family="table-row">
      <style:table-row-properties style:row-height="366.21pt" fo:break-before="auto" style:use-optimal-row-height="true"/>
    </style:style>
    <style:style style:name="ro25" style:family="table-row">
      <style:table-row-properties style:row-height="113.64pt" fo:break-before="auto" style:use-optimal-row-height="true"/>
    </style:style>
    <style:style style:name="ro26" style:family="table-row">
      <style:table-row-properties style:row-height="151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Kitware_CMake_token_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0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0_new.cpp</text:p>
          </table:table-cell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6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6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4_new.cpp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<text:tab/>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</table:table-row>
        <table:table-row table:style-name="ro3">
          <table:table-cell office:value-type="string" calcext:value-type="string">
            <text:p>8429068d7c37d06e53b871811760419ab3e36455</text:p>
          </table:table-cell>
          <table:table-cell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6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6_new.cpp</text:p>
          </table:table-cell>
        </table:table-row>
        <table:table-row table:style-name="ro3">
          <table:table-cell office:value-type="string" calcext:value-type="string">
            <text:p>741b7621b3c71406359d75098f9bdf8d3567662f</text:p>
          </table:table-cell>
          <table:table-cell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7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7_new.cpp</text:p>
          </table:table-cell>
        </table:table-row>
        <table:table-row table:style-name="ro2">
          <table:table-cell office:value-type="string" calcext:value-type="string">
            <text:p>1f661e87a6a8304edb77bd30b546e5d113477c59</text:p>
          </table:table-cell>
          <table:table-cell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office:value-type="string" calcext:value-type="string">
            <text:p>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8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8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<text:tab/>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<text:tab/>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59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59_new.cpp</text:p>
          </table:table-cell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3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3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new.cpp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9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9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89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89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0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inorVersion());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/data/download/CMake/CMake/Kitware_CMake_102_new.cpp</text:p>
          </table:table-cell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data/download/CMake/CMake/Kitware_CMake_102_new.cpp</text:p>
          </table:table-cell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data/download/CMake/CMake/Kitware_CMake_102_new.cpp</text:p>
          </table:table-cell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103_new.cpp</text:p>
          </table:table-cell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data/download/CMake/CMake/Kitware_CMake_103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</table:table-row>
        <table:table-row table:style-name="ro6">
          <table:table-cell office:value-type="string" calcext:value-type="string">
            <text:p>a79abb82fe1c90b65f124a8dd31e4a0227583ce4</text:p>
          </table:table-cell>
          <table:table-cell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6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6_new.cpp</text:p>
          </table:table-cell>
        </table:table-row>
        <table:table-row table:style-name="ro2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</table:table-row>
        <table:table-row table:style-name="ro7">
          <table:table-cell office:value-type="string" calcext:value-type="string">
            <text:p>67a7dcef45fef6172514d6df1bea3ca94a04735a</text:p>
          </table:table-cell>
          <table:table-cell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new.cpp</text:p>
          </table:table-cell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0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0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15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15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37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38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</table:table-row>
        <table:table-row table:style-name="ro3">
          <table:table-cell office:value-type="string" calcext:value-type="string">
            <text:p>9cb685505ad86ecb560d1c71e7314f0ef98971f2</text:p>
          </table:table-cell>
          <table:table-cell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8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8_new.cpp</text:p>
          </table:table-cell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</table:table-row>
        <table:table-row table:style-name="ro3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</table:table-row>
        <table:table-row table:style-name="ro2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1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1_new.cpp</text:p>
          </table:table-cell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6_new.cpp</text:p>
          </table:table-cell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6_new.cpp</text:p>
          </table:table-cell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6_new.cpp</text:p>
          </table:table-cell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7_new.cpp</text:p>
          </table:table-cell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7_new.cpp</text:p>
          </table:table-cell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7_new.cpp</text:p>
          </table:table-cell>
        </table:table-row>
      </table:table>
      <table:table table:name="Kitware_CMake_base_ment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table:number-columns-repeated="1015"/>
        </table:table-row>
        <table:table-row table:style-name="ro13">
          <table:table-cell table:style-name="ce1" office:value-type="string" calcext:value-type="string">
            <text:p>23b3d46e96f88ff66bdd064e484c0ba9ffa10ebc</text:p>
          </table:table-cell>
          <table:table-cell table:style-name="ce1"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table:style-name="ce1" office:value-type="string" calcext:value-type="string">
            <text:p>Source/kwsys/ProcessUNIX.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printf(cp-&gt;ExitExceptionString, "Signal %d", sig);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string" calcext:value-type="string">
            <text:p>/data/download/CMake/CMake/Kitware_CMake_0_old.cpp</text:p>
          </table:table-cell>
          <table:table-cell table:style-name="ce1" office:value-type="float" office:value="2277" calcext:value-type="float">
            <text:p>2277</text:p>
          </table:table-cell>
          <table:table-cell table:style-name="ce1" office:value-type="string" calcext:value-type="string">
            <text:p>/data/download/CMake/CMake/Kitware_CMake_0_new.cpp</text:p>
          </table:table-cell>
          <table:table-cell table:style-name="ce1" table:number-columns-repeated="1015"/>
        </table:table-row>
        <table:table-row table:style-name="ro14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  <table:table-cell table:number-columns-repeated="1015"/>
        </table:table-row>
        <table:table-row table:style-name="ro17">
          <table:table-cell table:style-name="ce1" office:value-type="string" calcext:value-type="string">
            <text:p>8843120ded39b90423afd48ebfde4c059d9495ed</text:p>
          </table:table-cell>
          <table:table-cell table:style-name="ce1"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table:style-name="ce1" office:value-type="string" calcext:value-type="string">
            <text:p>Utilities/cmcurl/lib/conncache.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urn aprintf("%s:%d", hostname, conn-&gt;port);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/data/download/CMake/CMake/Kitware_CMake_6_old.cpp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/data/download/CMake/CMake/Kitware_CMake_6_new.cpp</text:p>
          </table:table-cell>
          <table:table-cell table:style-name="ce1"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1015"/>
        </table:table-row>
        <table:table-row table:style-name="ro19">
          <table:table-cell table:style-name="ce1" office:value-type="string" calcext:value-type="string">
            <text:p>4046cb2d109bb91a16f53962219ad25c80d30755</text:p>
          </table:table-cell>
          <table:table-cell table:style-name="ce1"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table:style-name="ce1" office:value-type="string" calcext:value-type="string">
            <text:p>Source/bindexplib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printf(stderr, "Couldn't open file '%s' with CreateFile()\n", filename);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/data/download/CMake/CMake/Kitware_CMake_24_old.cpp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/data/download/CMake/CMake/Kitware_CMake_24_new.cpp</text:p>
          </table:table-cell>
          <table:table-cell table:style-name="ce1"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7">
          <table:table-cell table:style-name="ce1" office:value-type="string" calcext:value-type="string">
            <text:p>33f636264a5d830f67316dc6184f4056b3a3629f</text:p>
          </table:table-cell>
          <table:table-cell table:style-name="ce1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1" office:value-type="string" calcext:value-type="string">
            <text:p>Utilities/cmlibarchive/libarchive/archive_read_disk_entry_from_file.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chive_set_error(&amp;a-&gt;archive, errno,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/data/download/CMake/CMake/Kitware_CMake_26_old.cpp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/data/download/CMake/CMake/Kitware_CMake_26_new.cpp</text:p>
          </table:table-cell>
          <table:table-cell table:style-name="ce1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table:style-name="ce1" office:value-type="string" calcext:value-type="string">
            <text:p>33f636264a5d830f67316dc6184f4056b3a3629f</text:p>
          </table:table-cell>
          <table:table-cell table:style-name="ce1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1" office:value-type="string" calcext:value-type="string">
            <text:p>Utilities/cmlibarchive/libarchive/archive_write_disk_posix.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sobj_error(int *a_eno, struct archive_string *a_estr,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string" calcext:value-type="string">
            <text:p>/data/download/CMake/CMake/Kitware_CMake_34_old.cpp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/data/download/CMake/CMake/Kitware_CMake_34_new.cpp</text:p>
          </table:table-cell>
          <table:table-cell table:style-name="ce1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429068d7c37d06e53b871811760419ab3e36455</text:p>
          </table:table-cell>
          <table:table-cell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6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41b7621b3c71406359d75098f9bdf8d3567662f</text:p>
          </table:table-cell>
          <table:table-cell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7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1f661e87a6a8304edb77bd30b546e5d113477c59</text:p>
          </table:table-cell>
          <table:table-cell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office:value-type="string" calcext:value-type="string">
            <text:p>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8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6">
          <table:table-cell table:style-name="ce1" office:value-type="string" calcext:value-type="string">
            <text:p>bb72fff2f09ef307b74de35ab00dfc08e6da83ee</text:p>
          </table:table-cell>
          <table:table-cell table:style-name="ce1"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table:style-name="ce1" office:value-type="string" calcext:value-type="string">
            <text:p>Utilities/cmcurl/lib/ldap.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fprintf(stderr, fmt, args);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/data/download/CMake/CMake/Kitware_CMake_59_old.cpp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string" calcext:value-type="string">
            <text:p>/data/download/CMake/CMake/Kitware_CMake_59_new.cpp</text:p>
          </table:table-cell>
          <table:table-cell table:style-name="ce1"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1015"/>
        </table:table-row>
        <table:table-row table:style-name="ro7">
          <table:table-cell table:style-name="ce1" office:value-type="string" calcext:value-type="string">
            <text:p>788581883fef05820f3f83ec5d1456490bc2397f</text:p>
          </table:table-cell>
          <table:table-cell table:style-name="ce1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1" office:value-type="string" calcext:value-type="string">
            <text:p>Source/cmCommandArgumentLexer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Y_FATAL_ERROR( "input in flex scanner failed" ); \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/data/download/CMake/CMake/Kitware_CMake_68_old.cpp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/data/download/CMake/CMake/Kitware_CMake_68_new.cpp</text:p>
          </table:table-cell>
          <table:table-cell table:style-name="ce1"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3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9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89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8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inorVersion());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a79abb82fe1c90b65f124a8dd31e4a0227583ce4</text:p>
          </table:table-cell>
          <table:table-cell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6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67a7dcef45fef6172514d6df1bea3ca94a04735a</text:p>
          </table:table-cell>
          <table:table-cell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cb685505ad86ecb560d1c71e7314f0ef98971f2</text:p>
          </table:table-cell>
          <table:table-cell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8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1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20:10:42.142468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6-28T21:31:10.841604059</dc:date>
    <meta:editing-duration>PT2H34M59S</meta:editing-duration>
    <meta:editing-cycles>6</meta:editing-cycles>
    <meta:document-statistic meta:table-count="2" meta:cell-count="12690" meta:object-count="0"/>
  </office:meta>
</office:document-meta>
</file>